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have employee_details and employee_expenses files. Use local mode while running Pig and</text:p>
      <text:p text:style-name="Standard"/>
      <text:p text:style-name="Standard">write Pig Latin script to get below results:</text:p>
      <text:p text:style-name="Standard"/>
      <text:p text:style-name="Standard">(a) Top 5 employees (employee id and employee name) with highest rating.</text:p>
      <text:p text:style-name="Standard"/>
      <text:p text:style-name="Standard">(In case two employees have same rating, employee with name coming first in dictionary</text:p>
      <text:p text:style-name="Standard"/>
      <text:p text:style-name="Standard">should get preference)</text:p>
      <text:p text:style-name="Standard"/>
      <text:p text:style-name="Standard">(b) Top 3 employees (employee id and employee name) with highest salary, whose employee id</text:p>
      <text:p text:style-name="Standard"/>
      <text:p text:style-name="Standard">is an odd number.</text:p>
      <text:p text:style-name="Standard"/>
      <text:p text:style-name="Standard">(In case two employees have same salary, employee with name coming first in dictionary</text:p>
      <text:p text:style-name="Standard"/>
      <text:p text:style-name="Standard">should get preference)</text:p>
      <text:p text:style-name="Standard"/>
      <text:p text:style-name="Standard">(c) Employee (employee id and employee name) with maximum expense</text:p>
      <text:p text:style-name="Standard"/>
      <text:p text:style-name="Standard">(In case two employees have same expense, employee with name coming first in dictionary</text:p>
      <text:p text:style-name="Standard"/>
      <text:p text:style-name="Standard">should get preference)</text:p>
      <text:p text:style-name="Standard"/>
      <text:p text:style-name="Standard">(d) List of employees (employee id and employee name) having entries in employee_expenses</text:p>
      <text:p text:style-name="Standard"/>
      <text:p text:style-name="Standard">file.</text:p>
      <text:p text:style-name="Standard"/>
      <text:p text:style-name="Standard">(e) List of employees (employee id and employee name) having no entry in employee_expenses</text:p>
      <text:p text:style-name="Standard"/>
      <text:p text:style-name="Standard">file.</text:p>
      <text:p text:style-name="Standard"/>
      <text:p text:style-name="Standard"/>
      <text:p text:style-name="Standard">a)</text:p>
      <text:p text:style-name="Standard"/>
      <text:p text:style-name="Standard">grunt&gt; EMP = <text:s/>LOAD '/home/acadgild/hadoop/employee_details.txt' USING PigStorage(',') AS (emp_id:int, name:chararray,salary:int,rating:int);</text:p>
      <text:p text:style-name="Standard"/>
      <text:p text:style-name="Standard">grunt&gt; DUMP EMP;</text:p>
      <text:p text:style-name="Standard"/>
      <text:p text:style-name="Standard">grunt&gt; </text:p>
      <text:p text:style-name="Standard">(101,Amitabh,20000,1)</text:p>
      <text:p text:style-name="Standard">(102,Shahrukh,10000,2)</text:p>
      <text:p text:style-name="Standard">(103,Akshay,11000,3)</text:p>
      <text:p text:style-name="Standard">(104,Anubhav,5000,4)</text:p>
      <text:p text:style-name="Standard">(105,Pawan,2500,5)</text:p>
      <text:p text:style-name="Standard">(106,Aamir,25000,1)</text:p>
      <text:p text:style-name="Standard">(107,Salman,17500,2)</text:p>
      <text:p text:style-name="Standard">(108,Ranbir,14000,3)</text:p>
      <text:p text:style-name="Standard">(109,Katrina,1000,4)</text:p>
      <text:p text:style-name="Standard">(110,Priyanka,2000,5)</text:p>
      <text:p text:style-name="Standard">(111,Tushar,500,1)</text:p>
      <text:p text:style-name="Standard"><text:soft-page-break/>(112,Ajay,5000,2)</text:p>
      <text:p text:style-name="Standard">(113,Jubeen,1000,1)</text:p>
      <text:p text:style-name="Standard">(114,Madhuri,2000,2)</text:p>
      <text:p text:style-name="Standard"/>
      <text:p text:style-name="Standard">grunt&gt; </text:p>
      <text:p text:style-name="Standard"/>
      <text:p text:style-name="Standard"/>
      <text:p text:style-name="Standard">grunt&gt; TOP = ORDER EMP BY rating DESC,emp_id asc;</text:p>
      <text:p text:style-name="Standard"/>
      <text:p text:style-name="Standard">grunt&gt; DUMP TOP;</text:p>
      <text:p text:style-name="Standard"/>
      <text:p text:style-name="Standard">(105,Pawan,2500,5)</text:p>
      <text:p text:style-name="Standard">(110,Priyanka,2000,5)</text:p>
      <text:p text:style-name="Standard">(104,Anubhav,5000,4)</text:p>
      <text:p text:style-name="Standard">(109,Katrina,1000,4)</text:p>
      <text:p text:style-name="Standard">(103,Akshay,11000,3)</text:p>
      <text:p text:style-name="Standard">(108,Ranbir,14000,3)</text:p>
      <text:p text:style-name="Standard">(102,Shahrukh,10000,2)</text:p>
      <text:p text:style-name="Standard">(107,Salman,17500,2)</text:p>
      <text:p text:style-name="Standard">(112,Ajay,5000,2)</text:p>
      <text:p text:style-name="Standard">(114,Madhuri,2000,2)</text:p>
      <text:p text:style-name="Standard">(101,Amitabh,20000,1)</text:p>
      <text:p text:style-name="Standard">(106,Aamir,25000,1)</text:p>
      <text:p text:style-name="Standard">(111,Tushar,500,1)</text:p>
      <text:p text:style-name="Standard">(113,Jubeen,1000,1)</text:p>
      <text:p text:style-name="Standard"/>
      <text:p text:style-name="Standard"/>
      <text:p text:style-name="Standard">grunt&gt; TOP5 = LIMIT TOP 5;</text:p>
      <text:p text:style-name="Standard"/>
      <text:p text:style-name="Standard">grunt&gt; DUMP TOP5;</text:p>
      <text:p text:style-name="Standard"/>
      <text:p text:style-name="Standard">(110,Priyanka,2000,5)</text:p>
      <text:p text:style-name="Standard">(105,Pawan,2500,5)</text:p>
      <text:p text:style-name="Standard">(109,Katrina,1000,4)</text:p>
      <text:p text:style-name="Standard">(104,Anubhav,5000,4)</text:p>
      <text:p text:style-name="Standard">(108,Ranbir,14000,3)</text:p>
      <text:p text:style-name="Standard"/>
      <text:p text:style-name="Standard"/>
      <text:p text:style-name="Standard"/>
      <text:p text:style-name="Standard">grunt&gt; TOP_EMP = foreach TOP5 generate emp_id,name;</text:p>
      <text:p text:style-name="Standard"/>
      <text:p text:style-name="Standard">grunt&gt; DUMP TOP_EMP;</text:p>
      <text:p text:style-name="Standard"/>
      <text:p text:style-name="Standard">(105,Pawan)</text:p>
      <text:p text:style-name="Standard">(110,Priyanka)</text:p>
      <text:p text:style-name="Standard">(104,Anubhav)</text:p>
      <text:p text:style-name="Standard">(109,Katrina)</text:p>
      <text:p text:style-name="Standard">(103,Akshay)</text:p>
      <text:p text:style-name="Standard"/>
      <text:p text:style-name="Standard"/>
      <text:p text:style-name="Standard"/>
      <text:p text:style-name="Standard">b)</text:p>
      <text:p text:style-name="Standard"><text:soft-page-break/>grunt&gt; ODD_SAL = EMP emp_id%2==1;</text:p>
      <text:p text:style-name="Standard">grunt&gt; TOP_SAL = ORDER ODD_SAL BY salary DESC;</text:p>
      <text:p text:style-name="Standard"/>
      <text:p text:style-name="Standard">grunt&gt; DUMP TOP_SAL;;</text:p>
      <text:p text:style-name="Standard">(101,Amitabh,20000,1)</text:p>
      <text:p text:style-name="Standard">(107,Salman,17500,2)</text:p>
      <text:p text:style-name="Standard">(103,Akshay,11000,3)</text:p>
      <text:p text:style-name="Standard">(105,Pawan,2500,5)</text:p>
      <text:p text:style-name="Standard">(113,Jubeen,1000,1)</text:p>
      <text:p text:style-name="Standard">(109,Katrina,1000,4)</text:p>
      <text:p text:style-name="Standard">(111,Tushar,500,1)</text:p>
      <text:p text:style-name="Standard"/>
      <text:p text:style-name="Standard">grunt&gt; TOP3_ODD_SAL = LIMIT TOP_SAL 3;</text:p>
      <text:p text:style-name="Standard">grunt&gt; DUMP TOP3_ODD_SAL;</text:p>
      <text:p text:style-name="Standard">grunt&gt;</text:p>
      <text:p text:style-name="Standard">(101,Amitabh,20000,1)</text:p>
      <text:p text:style-name="Standard">(107,Salman,17500,2)</text:p>
      <text:p text:style-name="Standard">(103,Akshay,11000,3)</text:p>
      <text:p text:style-name="Standard"/>
      <text:p text:style-name="Standard">grunt&gt; <text:s/>Result = FOREACH TOP3_ODD_SAL GENERATE emp_id,name,salary;</text:p>
      <text:p text:style-name="Standard"/>
      <text:p text:style-name="Standard">(101,Amitabh,20000)</text:p>
      <text:p text:style-name="Standard">(107,Salman,17500)</text:p>
      <text:p text:style-name="Standard">(103,Akshay,11000)</text:p>
      <text:p text:style-name="Standard"/>
      <text:p text:style-name="Standard">C)</text:p>
      <text:p text:style-name="Standard">grunt&gt; b= LOAD '/home/acadgild/hadoop/employee_expenses.txt' USING PigStorage('\t') AS (id:int,emp_exp:int);</text:p>
      <text:p text:style-name="Standard"/>
      <text:p text:style-name="Standard">grunt&gt; GRP_EXP = GROUP b BY id;</text:p>
      <text:p text:style-name="Standard">grunt&gt; DUMP GRP_EXP;</text:p>
      <text:p text:style-name="Standard"/>
      <text:p text:style-name="Standard">(101,{(101,100),(101,200)})</text:p>
      <text:p text:style-name="Standard">(102,{(102,400),(102,100)})</text:p>
      <text:p text:style-name="Standard">(104,{(104,300)})</text:p>
      <text:p text:style-name="Standard">(105,{(105,100)})</text:p>
      <text:p text:style-name="Standard">(110,{(110,400)})</text:p>
      <text:p text:style-name="Standard">(114,{(114,200)})</text:p>
      <text:p text:style-name="Standard">(119,{(119,200)})</text:p>
      <text:p text:style-name="Standard"/>
      <text:p text:style-name="Standard"/>
      <text:p text:style-name="Standard">grunt&gt; tota = FOREACH grp_exp GENERATE group AS id, b.id as E_EID,MAX(b.emp_exp) as expense;</text:p>
      <text:p text:style-name="Standard"/>
      <text:p text:style-name="Standard">grunt&gt; F = FOREACH tota GENERATE $0,$2;</text:p>
      <text:p text:style-name="Standard"/>
      <text:p text:style-name="Standard">grunt&gt; EMP_JOIN = <text:s/>JOIN a BY emp_id, F BY id;</text:p>
      <text:p text:style-name="Standard"/>
      <text:p text:style-name="Standard">grunt&gt; DUMP EMP_JOIN;</text:p>
      <text:p text:style-name="Standard"/>
      <text:p text:style-name="Standard">(101,Amitabh,20000,1,101,200)</text:p>
      <text:p text:style-name="Standard">(102,Shahrukh,10000,2,102,400)</text:p>
      <text:p text:style-name="Standard"><text:soft-page-break/>(104,Anubhav,5000,4,104,300)</text:p>
      <text:p text:style-name="Standard">(105,Pawan,2500,5,105,100)</text:p>
      <text:p text:style-name="Standard">(110,Priyanka,2000,5,110,400)</text:p>
      <text:p text:style-name="Standard">(114,Madhuri,2000,2,114,200)</text:p>
      <text:p text:style-name="Standard">grunt&gt; result = FOREACH EMP_JOIN GENERATE a::name,F::expense;</text:p>
      <text:p text:style-name="Standard">grunt &gt; Dump result;</text:p>
      <text:p text:style-name="Standard"/>
      <text:p text:style-name="Standard">(Amitabh,200)</text:p>
      <text:p text:style-name="Standard">(Shahrukh,400)</text:p>
      <text:p text:style-name="Standard">(Anubhav,300)</text:p>
      <text:p text:style-name="Standard">(Pawan,100)</text:p>
      <text:p text:style-name="Standard">(Priyanka,400)</text:p>
      <text:p text:style-name="Standard">(Madhuri,200)</text:p>
      <text:p text:style-name="Standard"/>
      <text:p text:style-name="Standard">D]</text:p>
      <text:p text:style-name="Standard"/>
      <text:p text:style-name="Standard">runt&gt; b= LOAD '/home/acadgild/hadoop/employee_expenses.txt' USING PigStorage('\t') AS (id:int,emp_exp:int);</text:p>
      <text:p text:style-name="Standard"/>
      <text:p text:style-name="Standard">grunt&gt; GRP_EXP = GROUP b BY id;</text:p>
      <text:p text:style-name="Standard">grunt&gt; DUMP GRP_EXP;</text:p>
      <text:p text:style-name="Standard"/>
      <text:p text:style-name="Standard">(101,{(101,100),(101,200)})</text:p>
      <text:p text:style-name="Standard">(102,{(102,400),(102,100)})</text:p>
      <text:p text:style-name="Standard">(104,{(104,300)})</text:p>
      <text:p text:style-name="Standard">(105,{(105,100)})</text:p>
      <text:p text:style-name="Standard">(110,{(110,400)})</text:p>
      <text:p text:style-name="Standard">(114,{(114,200)})</text:p>
      <text:p text:style-name="Standard">(119,{(119,200)})</text:p>
      <text:p text:style-name="Standard"/>
      <text:p text:style-name="Standard"/>
      <text:p text:style-name="Standard">grunt&gt; tota = FOREACH grp_exp GENERATE group AS id, b.id as E_EID,MAX(b.emp_exp) as expense;</text:p>
      <text:p text:style-name="Standard"/>
      <text:p text:style-name="Standard">grunt&gt; F = FOREACH tota GENERATE $0,$2;</text:p>
      <text:p text:style-name="Standard"/>
      <text:p text:style-name="Standard">grunt&gt; EMP_JOIN = <text:s/>JOIN a BY emp_id, F BY id;</text:p>
      <text:p text:style-name="Standard"/>
      <text:p text:style-name="Standard">grunt&gt; DUMP EMP_JOIN;</text:p>
      <text:p text:style-name="Standard"/>
      <text:p text:style-name="Standard">(101,Amitabh,20000,1,101,200)</text:p>
      <text:p text:style-name="Standard">(102,Shahrukh,10000,2,102,400)</text:p>
      <text:p text:style-name="Standard">(104,Anubhav,5000,4,104,300)</text:p>
      <text:p text:style-name="Standard">(105,Pawan,2500,5,105,100)</text:p>
      <text:p text:style-name="Standard">(110,Priyanka,2000,5,110,400)</text:p>
      <text:p text:style-name="Standard">(114,Madhuri,2000,2,114,200)</text:p>
      <text:p text:style-name="Standard">grunt&gt; result = FOREACH EMP_JOIN GENERATE a::name,a::emp_id;</text:p>
      <text:p text:style-name="Standard">grunt &gt; Dump result;</text:p>
      <text:p text:style-name="Standard"/>
      <text:p text:style-name="Standard">(Amitabh,101)</text:p>
      <text:p text:style-name="Standard">(Shahrukh,102)</text:p>
      <text:p text:style-name="Standard">(Anubhav,104)</text:p>
      <text:p text:style-name="Standard"><text:soft-page-break/>(Pawan,105)</text:p>
      <text:p text:style-name="Standard">(Priyanka,110)</text:p>
      <text:p text:style-name="Standard">(Madhuri,114)</text:p>
      <text:p text:style-name="Standard"/>
      <text:p text:style-name="Standard">E]</text:p>
      <text:p text:style-name="Standard"/>
      <text:p text:style-name="Standard">grunt&gt; a <text:s/>= <text:s/>LOAD '/home/acadgild/pig/dataset/employee_details.txt' USING PigStorage(',') AS (emp_id:int, name:chararray,salary:int,rating:int);</text:p>
      <text:p text:style-name="Standard">grunt&gt; b = LOAD '/home/acadgild/pig/dataset/employee_expenses.txt' USING PigStorage('\t') AS (id:int,emp_exp:int);</text:p>
      <text:p text:style-name="Standard"/>
      <text:p text:style-name="Standard">grunt&gt; C = JOIN a by emp_id LEFT OUTER,b by id;</text:p>
      <text:p text:style-name="Standard">grunt&gt; D = FILTER C BY b::id is null;</text:p>
      <text:p text:style-name="Standard">grunt&gt; result = FOREACH D generate a::emp_id,a::name;</text:p>
      <text:p text:style-name="Standard">grunt&gt; DUMP result;</text:p>
      <text:p text:style-name="Standard"/>
      <text:p text:style-name="Standard">(103,Akshay)</text:p>
      <text:p text:style-name="Standard">(106,Aamir)</text:p>
      <text:p text:style-name="Standard">(107,Salman)</text:p>
      <text:p text:style-name="Standard">(108,Ranbir)</text:p>
      <text:p text:style-name="Standard">(109,Katrina)</text:p>
      <text:p text:style-name="Standard">(111,Tushar)</text:p>
      <text:p text:style-name="Standard">(112,Ajay)</text:p>
      <text:p text:style-name="Standard">(113,Jube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8T15:23:27.95</meta:creation-date>
    <meta:document-statistic meta:table-count="0" meta:image-count="0" meta:object-count="0" meta:page-count="5" meta:paragraph-count="159" meta:word-count="498" meta:character-count="4604"/>
    <dc:date>2017-06-18T17:38:27.45</dc:date>
    <meta:editing-duration>PT14M18S</meta:editing-duration>
    <meta:editing-cycles>1</meta:editing-cycles>
    <meta:generator>OpenOffice/4.1.3$Win32 OpenOffice.org_project/413m1$Build-9783</meta:generator>
  </office:meta>
</office:document-meta>
</file>